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25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7cm" svg:x="1.4cm" svg:y="0.837cm" presentation:class="title">
          <draw:text-box>
            <text:p>What is CSS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>Cascading StyleSheet</text:p>
            <text:p/>
            <text:p>A language used to determine look and layout of a HTML page. </text:p>
            <text:p/>
            <text:p>Separates content from presentation. </text:p>
            <text:p>HTML for content.</text:p>
            <text:p>CSS for presentation.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7cm" svg:x="1.4cm" svg:y="0.837cm" presentation:class="title">
          <draw:text-box>
            <text:p>Benefits of CSS</text:p>
          </draw:text-box>
        </draw:frame>
        <draw:frame presentation:style-name="Default-outline1" draw:layer="layout" svg:width="25.199cm" svg:height="13.609cm" svg:x="1.4cm" svg:y="4.914cm" presentation:class="outline">
          <draw:text-box>
            <text:list text:style-name="L2">
              <text:list-item>
                <text:p>Provides easier maintenance</text:p>
              </text:list-item>
              <text:list-item>
                <text:p>Provides flexibility</text:p>
              </text:list-item>
              <text:list-item>
                <text:p>Tableless designs</text:p>
              </text:list-item>
              <text:list-item>
                <text:p>Better content accessibility</text:p>
              </text:list-item>
              <text:list-item>
                <text:p>Semantic markup</text:p>
              </text:list-item>
              <text:list-item>
                <text:p/>
              </text:list-item>
              <text:list-item>
                <text:p>DONT SHOW TO CAMERA; but as note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256cm" svg:x="1.4cm" svg:y="0.962cm" presentation:class="title">
          <draw:text-box>
            <text:p>How to use</text:p>
          </draw:text-box>
        </draw:frame>
        <draw:frame presentation:style-name="Default-outline1" draw:layer="layout" svg:width="25.199cm" svg:height="13.609cm" svg:x="1.4cm" svg:y="4.914cm" presentation:class="outline">
          <draw:text-box>
            <text:list text:style-name="L2">
              <text:list-item>
                <text:p>Use CSS through an external stylesheet</text:p>
              </text:list-item>
              <text:list-item>
                <text:p>&lt;link href=”css/style.css” rel=”stylesheet” /&gt;</text:p>
                <text:p/>
              </text:list-item>
              <text:list-item>
                <text:p>Don't use inline CSS</text:p>
              </text:list-item>
              <text:list-item>
                <text:p>&lt;div style=”font-size: 1em”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7cm" svg:x="1.4cm" svg:y="0.837cm" presentation:class="title">
          <draw:text-box>
            <text:p>Benefits of external stylesheet</text:p>
          </draw:text-box>
        </draw:frame>
        <draw:frame presentation:style-name="Default-outline1" draw:layer="layout" svg:width="25.199cm" svg:height="13.609cm" svg:x="1.4cm" svg:y="4.914cm" presentation:class="outline">
          <draw:text-box>
            <text:list text:style-name="L2">
              <text:list-item>
                <text:p>External stylesheet allows for site wide modifications</text:p>
              </text:list-item>
              <text:list-item>
                <text:p>Reusable UI Patterns</text:p>
              </text:list-item>
              <text:list-item>
                <text:p>Media queries for devices</text:p>
              </text:list-item>
              <text:list-item>
                <text:p>Can hook into elements via element name, class or ID attributes</text:p>
              </text:list-item>
              <text:list-item>
                <text:p/>
              </text:list-item>
              <text:list-item>
                <text:p>DONT SHOW TO CAMERA; but as note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7cm" svg:x="1.4cm" svg:y="0.837cm" presentation:class="title">
          <draw:text-box>
            <text:p>CSS examples</text:p>
          </draw:text-box>
        </draw:frame>
        <draw:frame presentation:style-name="pr2" draw:layer="layout" svg:width="25.199cm" svg:height="15.406cm" svg:x="1.4cm" svg:y="4.914cm" presentation:class="subtitle" presentation:user-transformed="true">
          <draw:text-box>
            <text:p>div{</text:p>
            <text:p><text:tab/>font-size: 1em;</text:p>
            <text:p>}</text:p>
            <text:p/>
            <text:p>.module{</text:p>
            <text:p><text:tab/>font-size: 1em;</text:p>
            <text:p>}</text:p>
            <text:p/>
            <text:p>#btn_toggle{</text:p>
            <text:p><text:tab/>font-size: 1em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256cm" svg:x="1.4cm" svg:y="0.962cm" presentation:class="title">
          <draw:text-box>
            <text:p>CSS specificity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>Built in rules to determine which styles get applied</text:p>
            <text:p/>
            <text:p>ID &gt; class &gt; element</text:p>
            <text:p/>
            <text:p>ENTER PARENT/CHILD and SIBLING RELATIONSHIP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7cm" svg:x="1.4cm" svg:y="0.837cm" presentation:class="title">
          <draw:text-box>
            <text:p>CSS Organization</text:p>
          </draw:text-box>
        </draw:frame>
        <draw:frame presentation:style-name="Default-outline1" draw:layer="layout" svg:width="25.199cm" svg:height="13.609cm" svg:x="1.4cm" svg:y="4.914cm" presentation:class="outline">
          <draw:text-box>
            <text:list text:style-name="L2">
              <text:list-item>
                <text:p>Browser Reset</text:p>
              </text:list-item>
              <text:list-item>
                <text:p>Global elements</text:p>
              </text:list-item>
              <text:list-item>
                <text:p>Typography</text:p>
              </text:list-item>
              <text:list-item>
                <text:p>Layout</text:p>
              </text:list-item>
              <text:list-item>
                <text:p>UI Patterns</text:p>
              </text:list-item>
              <text:list-item>
                <text:p>Module/Screen specific (if needed; ideally not)</text:p>
              </text:list-item>
              <text:list-item>
                <text:p>Media Quer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7cm" svg:x="1.4cm" svg:y="0.837cm" presentation:class="title">
          <draw:text-box>
            <text:p>Media Queries</text:p>
          </draw:text-box>
        </draw:frame>
        <draw:frame presentation:style-name="Default-outline1" draw:layer="layout" svg:width="25.199cm" svg:height="13.609cm" svg:x="1.4cm" svg:y="4.914cm" presentation:class="outline">
          <draw:text-box>
            <text:list text:style-name="L2">
              <text:list-item>
                <text:p>Serve up CSS based on media size</text:p>
              </text:list-item>
              <text:list-item>
                <text:p>Mobile first</text:p>
              </text:list-item>
              <text:list-item>
                <text:p>Queries within/near element</text:p>
              </text:list-item>
              <text:list-item>
                <text:p>Global queries at end of f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7cm" svg:x="1.4cm" svg:y="0.837cm" presentation:class="title">
          <draw:text-box>
            <text:p>CSS Format</text:p>
          </draw:text-box>
        </draw:frame>
        <draw:frame presentation:style-name="pr2" draw:layer="layout" svg:width="25.199cm" svg:height="13.859cm" svg:x="1.4cm" svg:y="4.914cm" presentation:class="subtitle">
          <draw:text-box>
            <text:p>selector{</text:p>
            <text:p><text:tab/>property: value;</text:p>
            <text:p>}</text:p>
            <text:p/>
            <text:p>div{</text:p>
            <text:p><text:tab/>background: #f0f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7cm" svg:x="1.4cm" svg:y="0.837cm" presentation:class="title">
          <draw:text-box>
            <text:p>CSS Shorthand</text:p>
          </draw:text-box>
        </draw:frame>
        <draw:frame presentation:style-name="pr2" draw:layer="layout" svg:width="25.199cm" svg:height="13.859cm" svg:x="1.4cm" svg:y="4.914cm" presentation:class="subtitle">
          <draw:text-box>
            <text:p>div{</text:p>
            <text:p><text:tab/>padding-top: 10px;</text:p>
            <text:p><text:tab/>padding-right: 15px;</text:p>
            <text:p><text:tab/>padding-bottom: 20px;</text:p>
            <text:p><text:tab/>padding-left: 25px;</text:p>
            <text:p>}</text:p>
            <text:p/>
            <text:p>div{</text:p>
            <text:p><text:tab/>padding: 10px 15px 20px 25px;</text:p>
            <text:p>}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7cm" svg:x="1.4cm" svg:y="0.837cm" presentation:class="title">
          <draw:text-box>
            <text:p>Conclusion</text:p>
          </draw:text-box>
        </draw:frame>
        <draw:frame presentation:style-name="Default-outline1" draw:layer="layout" svg:width="25.199cm" svg:height="13.609cm" svg:x="1.4cm" svg:y="4.914cm" presentation:class="outline">
          <draw:text-box>
            <text:list text:style-name="L2">
              <text:list-item>
                <text:p>We learned what CSS is</text:p>
              </text:list-item>
              <text:list-item>
                <text:p>Why to use it in an external file</text:p>
              </text:list-item>
              <text:list-item>
                <text:p>How to organize our CSS</text:p>
              </text:list-item>
              <text:list-item>
                <text:p>CSS format</text:p>
              </text:list-item>
              <text:list-item>
                <text:p>CSS shorthan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999999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bin" style:font-style-name="Regular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80008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609cm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abin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32pt" style:language-asian="zh" style:country-asian="CN" style:font-style-asian="normal" style:font-weight-asian="normal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horizontal-align="justify" draw:textarea-vertical-align="middle" draw:auto-grow-height="false" draw:fit-to-contour="tru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Cabin" style:font-style-name="Regular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80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abin" style:font-style-name="Regular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80008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Kivikoski</meta:initial-creator>
    <meta:creation-date>2014-09-28T14:59:51</meta:creation-date>
    <meta:editing-duration>PT07H53M25S</meta:editing-duration>
    <meta:editing-cycles>25</meta:editing-cycles>
    <dc:date>2014-09-29T17:18:15</dc:date>
    <dc:creator>Michael Kivikoski</dc:creator>
    <meta:generator>OpenOffice.org/3.2$Unix OpenOffice.org_project/320m18$Build-9502</meta:generator>
    <meta:document-statistic meta:object-count="65"/>
  </office:meta>
</office:document-meta>
</file>